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cm" svg:stroke-color="#000000" draw:marker-start="Triangle_20_unfilled" draw:marker-start-width="0.6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svg:stroke-width="0cm" svg:stroke-color="#000000" draw:marker-start="Navigation" draw:marker-start-width="0.438cm" draw:marker-end="Navigation" draw:marker-end-width="0.438cm" draw:stroke-linejoin="miter" draw:fill="solid" draw:fill-color="#000000" draw:opacity="100%" draw:textarea-horizontal-align="center" draw:textarea-vertical-align="middle" fo:padding-top="0.204cm" fo:padding-bottom="0.204cm" fo:padding-left="0.329cm" fo:padding-right="0.329cm"/>
    </style:style>
    <style:style style:name="gr4" style:family="graphic" style:parent-style-name="standard" style:list-style-name="L2">
      <style:graphic-properties draw:stroke="solid" draw:stroke-dash="Dashed_20__28_var_29__20_4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dash" draw:stroke-dash="Long_20_Dash" svg:stroke-width="0.1cm" svg:stroke-color="#000000" draw:marker-start="Arrowheads_20_1" draw:marker-start-width="0.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dash" draw:stroke-dash="Long_20_Dash" svg:stroke-width="0.1cm" svg:stroke-color="#000000" draw:marker-start="Triangle_20_unfilled" draw:marker-start-width="0.6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Square_20_45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draw:stroke-dash="Dashed_20__28_var_29__20_4" svg:stroke-width="0.1cm" svg:stroke-color="#000000" draw:marker-start="" draw:marker-start-width="0.35cm" draw:marker-start-center="false" draw:marker-end="Square_20_45_20_unfilled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draw:stroke-dash="Dashed_20__28_var_29__20_4" svg:stroke-width="0.1cm" svg:stroke-color="#000000" draw:marker-start="Circle" draw:marker-start-width="0.65cm" draw:marker-start-center="false" draw:marker-end="" draw:marker-end-width="0.65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Long_20_Dash" svg:stroke-width="0.1cm" svg:stroke-color="#000000" draw:marker-start="Arrowheads_20_5" draw:marker-start-width="0.5cm" draw:marker-start-center="false" draw:marker-end="Not_20_navigable" draw:marker-end-width="0.7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draw:stroke-dash="Long_20_Dash" svg:stroke-width="0.1cm" svg:stroke-color="#000000" draw:marker-start="" draw:marker-start-width="0.5cm" draw:marker-start-center="false" draw:marker-end="Not_20_navigable" draw:marker-end-width="0.7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draw:stroke-dash="Long_20_Dash" svg:stroke-width="0.1cm" svg:stroke-color="#000000" draw:marker-start="Not_20_navigable" draw:marker-start-width="0.7cm" draw:marker-start-center="false" draw:marker-end="Not_20_navigable" draw:marker-end-width="0.7cm" draw:marker-end-center="false" draw:fill="none" draw:fill-color="#ffffff" draw:textarea-horizontal-align="justify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draw:stroke-dash="Dashed_20__28_var_29__20_4" svg:stroke-width="0.1cm" svg:stroke-color="#000000" draw:marker-start="Circle" draw:marker-start-width="0.65cm" draw:marker-start-center="false" draw:marker-end="Not_20_navigable" draw:marker-end-width="0.7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4" svg:stroke-width="0.1cm" svg:stroke-color="#000000" draw:marker-start="Arrowheads_20_1" draw:marker-start-width="0.5cm" draw:marker-start-center="false" draw:marker-end="Square_20_unfilled" draw:marker-end-width="0.6cm" draw:marker-end-center="false" draw:fill="none" draw:fill-color="#ffffff" draw:textarea-horizontal-align="center" draw:textarea-vertical-align="middle" fo:padding-top="0.175cm" fo:padding-bottom="0.175cm" fo:padding-left="0.3cm" fo:padding-right="0.3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draw:stroke-dash="Dashed_20__28_var_29__20_4" svg:stroke-width="0.1cm" svg:stroke-color="#000000" draw:marker-start="Arrowheads_20_21" draw:marker-start-width="0.75cm" draw:marker-start-center="false" draw:marker-end="Square_20_unfilled" draw:marker-end-width="0.75cm" draw:marker-end-center="false" draw:stroke-linejoin="miter" draw:fill="solid" draw:fill-color="#ffffff" draw:textarea-horizontal-align="center" draw:textarea-vertical-align="middle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0000" draw:opacity="100%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1.16cm" svg:y1="2.27cm" svg:x2="13.692cm" svg:y2="3.571cm" svg:d="M11160 2270h1266v1301h1266" svg:viewBox="0 0 2533 1302">
          <text:p/>
        </draw:connector>
        <draw:connector draw:style-name="gr2" draw:text-style-name="P1" draw:layer="layout" svg:x1="14.967cm" svg:y1="6.086cm" svg:x2="17.5cm" svg:y2="7.371cm" svg:d="M14967 6086h1267v1285h1266" svg:viewBox="0 0 2534 1286">
          <text:p/>
        </draw:connector>
        <draw:polygon draw:style-name="gr3" draw:text-style-name="P2" draw:layer="layout" svg:width="0.785cm" svg:height="1.227cm" svg:x="11.402cm" svg:y="8.686cm" svg:viewBox="0 0 786 1228" draw:points="151,1228 75,1203 0,1178 318,226 394,0 469,226 786,1178 710,1203 635,1228 473,742 473,1204 393,1204 314,1204 314,740">
          <text:p/>
        </draw:polygon>
        <draw:connector draw:style-name="gr4" draw:text-style-name="P1" draw:layer="layout" svg:x1="6.087cm" svg:y1="12.43cm" svg:x2="8.62cm" svg:y2="13.715cm" svg:d="M6087 12430h1267v1285h1266" svg:viewBox="0 0 2534 1286">
          <text:p/>
        </draw:connector>
        <draw:connector draw:style-name="gr5" draw:text-style-name="P1" draw:layer="layout" svg:x1="9.897cm" svg:y1="12.43cm" svg:x2="12.43cm" svg:y2="13.715cm" svg:d="M9897 12430h1267v1285h1266" svg:viewBox="0 0 2534 1286">
          <text:p/>
        </draw:connector>
        <draw:connector draw:style-name="gr6" draw:text-style-name="P1" draw:layer="layout" svg:x1="13.7cm" svg:y1="12.43cm" svg:x2="16.225cm" svg:y2="13.705cm" svg:d="M13700 12430h1263v1275h1262" svg:viewBox="0 0 2526 1276">
          <text:p/>
        </draw:connector>
        <draw:connector draw:style-name="gr7" draw:text-style-name="P1" draw:layer="layout" svg:x1="6.115cm" svg:y1="14.97cm" svg:x2="8.665cm" svg:y2="16.25cm" svg:d="M6115 14970h1275v1280h1275" svg:viewBox="0 0 2551 1281">
          <text:p/>
        </draw:connector>
        <draw:connector draw:style-name="gr8" draw:text-style-name="P1" draw:layer="layout" svg:x1="9.89cm" svg:y1="14.97cm" svg:x2="12.457cm" svg:y2="16.272cm" svg:d="M9890 14970h1284v1302h1283" svg:viewBox="0 0 2568 1303">
          <text:p/>
        </draw:connector>
        <draw:connector draw:style-name="gr9" draw:text-style-name="P1" draw:layer="layout" svg:x1="4.81cm" svg:y1="7.35cm" svg:x2="7.342cm" svg:y2="8.644cm" svg:d="M4810 7350h1266v1294h1266" svg:viewBox="0 0 2533 1295">
          <text:p/>
        </draw:connector>
        <draw:connector draw:style-name="gr10" draw:text-style-name="P1" draw:layer="layout" svg:x1="9.922cm" svg:y1="18.829cm" svg:x2="12.501cm" svg:y2="20.064cm" svg:d="M9922 18829h1290v1235h1289" svg:viewBox="0 0 2580 1236">
          <text:p/>
        </draw:connector>
        <draw:connector draw:style-name="gr11" draw:text-style-name="P1" draw:layer="layout" svg:x1="4.771cm" svg:y1="18.815cm" svg:x2="7.35cm" svg:y2="20.05cm" svg:d="M4771 18815h1290v1235h1289" svg:viewBox="0 0 2580 1236">
          <text:p/>
        </draw:connector>
        <draw:connector draw:style-name="gr12" draw:text-style-name="P1" draw:layer="layout" svg:x1="7.377cm" svg:y1="21.542cm" svg:x2="9.956cm" svg:y2="22.777cm" svg:d="M7377 21542h1290v1235h1289" svg:viewBox="0 0 2580 1236">
          <text:p/>
        </draw:connector>
        <draw:connector draw:style-name="gr13" draw:text-style-name="P1" draw:layer="layout" svg:x1="6.659cm" svg:y1="2.706cm" svg:x2="9.191cm" svg:y2="4cm" svg:d="M6659 2706h1266v1294h1266" svg:viewBox="0 0 2533 1295">
          <text:p/>
        </draw:connector>
        <draw:connector draw:style-name="gr14" draw:text-style-name="P1" draw:layer="layout" svg:x1="15.39cm" svg:y1="17.536cm" svg:x2="17.923cm" svg:y2="18.821cm" svg:d="M15390 17536h1267v1285h1266" svg:viewBox="0 0 2534 1286">
          <text:p/>
        </draw:connector>
        <draw:connector draw:style-name="gr15" draw:text-style-name="P3" draw:layer="layout" svg:x1="18.11cm" svg:y1="16.325cm" svg:x2="15.002cm" svg:y2="14.97cm" svg:d="M18110 16325h-1554v-1355h-1554" svg:viewBox="0 0 3109 135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300 300" svg:d="M0 0h300v300h-300zM20 20h260v260h-260z"/>
    <draw:marker draw:name="Arrowheads_20_21" draw:display-name="Arrowheads 21" svg:viewBox="0 0 851 1524" svg:d="M33 0c262 0 524 0 786 0 11 0 21 0 32 0 0 11 0 21 0 32 0 249 0 499 0 748 0 11 0 22 0 33-111 1-221 3-332 4 65 189 129 378 194 567-44 12-89 24-133 36-32-123-63-245-95-368 0 157-1 315-1 472-36-1-71-1-107-2 1-157 1-315 2-472-28 124-56 248-84 372-45-10-89-21-134-31 58-193 115-386 173-579-111 0-223 0-334 0 0-11 0-21 0-32 0-249 0-499 0-748 0-11 0-21 0-32 11 0 22 0 33 0zM66 63c0 229 0 457 0 686 240 0 480 0 720 0 0-229 0-457 0-686-240 0-480 0-720 0z"/>
    <draw:marker draw:name="Arrowheads_20_4" draw:display-name="Arrowheads 4" svg:viewBox="0 0 706 1270" svg:d="M0 352l35-35 36-35 232 232v-514h50 50v513l232-231 35 35 36 35-282 283 282 282-36 35-35 35-232-231v514h-50-50v-515l-232 232-36-35-35-35 282-282z"/>
    <draw:marker draw:name="Arrowheads_20_5" draw:display-name="Arrowheads 5" svg:viewBox="0 0 786 1228" svg:d="M151 1228l-76-25-75-25 318-952 76-226 75 226 317 952-76 25-75 25-162-486v462h-80-79v-464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Navigation" svg:viewBox="0 0 786 1228" svg:d="M151 1228l-76-25-75-25 318-952 76-226 75 226 317 952-76 25-75 25-162-486v462h-80-79v-464z"/>
    <draw:marker draw:name="Not_20_navigable" draw:display-name="Not navigable" svg:viewBox="0 0 706 1270" svg:d="M0 352l35-35 36-35 232 232v-514h50 50v513l232-231 35 35 36 35-282 283 282 282-36 35-35 35-232-231v514h-50-50v-515l-232 232-36-35-35-35 282-282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Square_20_unfilled" draw:display-name="Square unfilled" svg:viewBox="0 0 300 300" svg:d="M0 0h300v300h-300zM20 20h260v260h-260z"/>
    <draw:marker draw:name="Triangle_20_unfilled" draw:display-name="Triangle unfilled" svg:viewBox="0 0 3000 3000" svg:d="M1500 0l1500 3000h-3000zM1500 447l-1176 2353h2353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0:50:42.455474385</meta:creation-date>
    <dc:date>2022-11-06T21:39:54.734561702</dc:date>
    <meta:editing-duration>PT49M12S</meta:editing-duration>
    <meta:editing-cycles>1</meta:editing-cycles>
    <meta:document-statistic meta:object-count="15"/>
    <meta:generator>LibreOffice/7.4.2.3$Linux_X86_64 LibreOffice_project/40$Build-3</meta:generator>
  </office:meta>
</office:document-meta>
</file>